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color="#000000"/>
    </style:style>
    <style:style style:name="P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/>
    </style:style>
    <style:style style:name="P11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3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4" style:parent-style-name="Normal" style:family="paragraph">
      <style:paragraph-properties fo:text-align="center"/>
      <style:text-properties style:font-name="Arial" style:font-name-complex="Arial" style:font-weight-complex="bold" fo:color="#000000"/>
    </style:style>
    <style:style style:name="P15" style:parent-style-name="Normal" style:family="paragraph">
      <style:text-properties style:font-name="Arial" style:font-name-complex="Arial" fo:color="#0000FF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Arial" style:font-name-complex="Arial" fo:color="#0000FF"/>
    </style:style>
    <style:style style:name="P19" style:parent-style-name="Normal" style:family="paragraph">
      <style:text-properties style:font-name="Arial" style:font-name-complex="Arial" fo:color="#0000FF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2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23" style:parent-style-name="DefaultParagraphFont" style:family="text">
      <style:text-properties style:font-name="Arial" style:font-name-complex="Arial" style:font-weight-complex="bold" fo:color="#000000"/>
    </style:style>
    <style:style style:name="T24" style:parent-style-name="DefaultParagraphFont" style:family="text">
      <style:text-properties style:font-name="Arial" style:font-name-complex="Arial" style:font-weight-complex="bold" fo:color="#000000"/>
    </style:style>
    <style:style style:name="P25" style:parent-style-name="Normal" style:family="paragraph">
      <style:text-properties style:font-name="Arial" style:font-name-complex="Arial" fo:color="#FF0000"/>
    </style:style>
    <style:style style:name="P26" style:parent-style-name="Normal" style:family="paragraph">
      <style:text-properties style:font-name="Arial" style:font-name-complex="Arial" fo:color="#FF0000"/>
    </style:style>
    <style:style style:name="P27" style:parent-style-name="Normal" style:family="paragraph">
      <style:paragraph-properties fo:margin-left="0.5in" fo:text-indent="-0.5in">
        <style:tab-stops/>
      </style:paragraph-properties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31" style:parent-style-name="DefaultParagraphFont" style:family="text">
      <style:text-properties style:font-name="Arial" style:font-name-complex="Arial" style:font-weight-complex="bold"/>
    </style:style>
    <style:style style:name="P32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3" style:parent-style-name="Normal" style:family="paragraph">
      <style:text-properties style:font-name="Arial" style:font-name-complex="Arial" fo:font-weight="bold" style:font-weight-asian="bold" style:font-weight-complex="bold"/>
    </style:style>
    <style:style style:name="P34" style:parent-style-name="Normal" style:family="paragraph">
      <style:paragraph-properties fo:margin-left="0.5in" fo:text-indent="-0.5in">
        <style:tab-stops/>
      </style:paragraph-properties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6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8" style:parent-style-name="DefaultParagraphFont" style:family="text">
      <style:text-properties style:font-name="Arial" style:font-name-complex="Arial" style:font-weight-complex="bold" fo:color="#000000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40" style:parent-style-name="Normal" style:family="paragraph">
      <style:paragraph-properties fo:margin-left="4.5in" fo:text-indent="0.5in">
        <style:tab-stops/>
      </style:paragraph-properties>
    </style:style>
    <style:style style:name="T4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2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3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4" style:parent-style-name="DefaultParagraphFont" style:family="text">
      <style:text-properties style:font-name="Arial" style:font-name-complex="Arial" style:font-weight-complex="bold" fo:color="#000000"/>
    </style:style>
    <style:style style:name="T4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46" style:parent-style-name="Normal" style:family="paragraph">
      <style:text-properties style:font-name="Arial" style:font-name-complex="Arial" style:font-weight-complex="bold" fo:color="#000000"/>
    </style:style>
    <style:style style:name="P47" style:parent-style-name="Normal" style:family="paragraph">
      <style:text-properties style:font-name="Arial" style:font-name-complex="Arial" style:font-weight-complex="bold" fo:color="#000000"/>
    </style:style>
    <style:style style:name="T48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9" style:parent-style-name="DefaultParagraphFont" style:family="text">
      <style:text-properties style:font-name="Arial" style:font-name-complex="Arial" style:font-weight-complex="bold" fo:color="#000000"/>
    </style:style>
    <style:style style:name="T5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5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52" style:parent-style-name="DefaultParagraphFont" style:family="text">
      <style:text-properties style:font-name="Arial" style:font-name-complex="Arial" style:font-weight-complex="bold" fo:color="#000000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54" style:parent-style-name="Normal" style:family="paragraph">
      <style:text-properties style:font-name="Arial" style:font-name-complex="Arial" style:font-weight-complex="bold" fo:color="#000000"/>
    </style:style>
    <style:style style:name="P55" style:parent-style-name="Normal" style:family="paragraph">
      <style:text-properties style:font-name="Arial" style:font-name-complex="Arial" fo:font-weight="bold" style:font-weight-asian="bold" style:font-weight-complex="bold" fo:color="#000000"/>
    </style:style>
    <style:style style:name="P56" style:parent-style-name="Normal" style:family="paragraph">
      <style:paragraph-properties fo:margin-left="0.5in" fo:text-indent="-0.5in">
        <style:tab-stops/>
      </style:paragraph-properties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59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0" style:parent-style-name="DefaultParagraphFont" style:family="text">
      <style:text-properties style:font-name="Arial" style:font-name-complex="Arial" style:font-weight-complex="bold" fo:color="#000000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P62" style:parent-style-name="Normal" style:family="paragraph">
      <style:text-properties style:font-name="Arial" style:font-name-complex="Arial" fo:font-weight="bold" style:font-weight-asian="bold" style:font-weight-complex="bold" fo:color="#FF0000"/>
    </style:style>
    <style:style style:name="T63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4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5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66" style:parent-style-name="DefaultParagraphFont" style:family="text">
      <style:text-properties style:font-name="Arial" style:font-name-complex="Arial" style:font-weight-complex="bold" fo:color="#000000"/>
    </style:style>
    <style:style style:name="P67" style:parent-style-name="Normal" style:family="paragraph">
      <style:text-properties style:font-name="Arial" style:font-name-complex="Arial" fo:color="#0000FF"/>
    </style:style>
    <style:style style:name="P68" style:parent-style-name="Normal" style:family="paragraph">
      <style:text-properties style:font-name="Arial" style:font-name-complex="Arial" fo:color="#0000FF"/>
    </style:style>
    <style:style style:name="P69" style:parent-style-name="Normal" style:family="paragraph">
      <style:text-properties style:font-name="Arial" style:font-name-complex="Arial" fo:color="#0000FF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71" style:parent-style-name="Normal" style:family="paragraph">
      <style:paragraph-properties fo:text-align="center"/>
      <style:text-properties style:font-name="Arial" style:font-name-complex="Arial" fo:font-weight="bold" style:font-weight-asian="bold"/>
    </style:style>
    <style:style style:name="P72" style:parent-style-name="Normal" style:family="paragraph">
      <style:text-properties style:font-name="Arial" style:font-name-complex="Arial" fo:color="#0000FF"/>
    </style:style>
    <style:style style:name="P73" style:parent-style-name="Normal" style:family="paragraph">
      <style:text-properties style:font-name="Arial" style:font-name-complex="Arial" fo:color="#0000FF"/>
    </style:style>
  </office:automatic-styles>
  <office:body>
    <office:text text:use-soft-page-breaks="true">
      <text:p text:style-name="P1">Local Public Data Panel</text:p>
      <text:p text:style-name="P8">02 March 2012</text:p>
      <text:p text:style-name="P9">13.00 – 15.00</text:p>
      <text:p text:style-name="P10"/>
      <text:p text:style-name="P11">Venue</text:p>
      <text:p text:style-name="P12">Meeting Rooms GD-GE, Ground Floor,</text:p>
      <text:p text:style-name="P13">Eland House, Bressenden Place</text:p>
      <text:p text:style-name="P14">London, SW1E 5DU</text:p>
      <text:p text:style-name="P15"/>
      <text:p text:style-name="P16"><text:span text:style-name="T17">Agenda</text:span></text:p>
      <text:p text:style-name="P18"/>
      <text:p text:style-name="P19"/>
      <text:p text:style-name="Normal"><text:span text:style-name="T20">1)</text:span><text:span text:style-name="T21"><text:tab/>13:00 – 13:05:<text:s/></text:span><text:span text:style-name="T22"><text:tab/></text:span><text:span text:style-name="T23">Welcome and<text:s/></text:span><text:span text:style-name="T24">introductions</text:span></text:p>
      <text:p text:style-name="P25"/>
      <text:p text:style-name="P26"/>
      <text:p text:style-name="P27"><text:span text:style-name="T28">2)</text:span><text:span text:style-name="T29"><text:tab/>13:05 – 13:15:<text:s/></text:span><text:span text:style-name="T30"><text:tab/></text:span><text:span text:style-name="T31">Minutes of last meeting and Action Points update<text:s/></text:span></text:p>
      <text:p text:style-name="P32"/>
      <text:p text:style-name="P33"/>
      <text:p text:style-name="P34"><text:span text:style-name="T35">3)</text:span><text:span text:style-name="T36"><text:tab/>13:15 – 13:45:<text:s/></text:span><text:span text:style-name="T37"><text:tab/></text:span><text:span text:style-name="T38">Presentation - Birmingham: Open Data City?<text:s/></text:span><text:span text:style-name="T39">(Simon Whitehouse, Malkiat Thiarai)</text:span></text:p>
      <text:p text:style-name="P40"><text:span text:style-name="T41"><text:s/></text:span></text:p>
      <text:p text:style-name="Normal"><text:span text:style-name="T42">5)</text:span><text:span text:style-name="T43"><text:tab/>13:45 – 13:55:</text:span><text:span text:style-name="T44"><text:tab/>Update from Cabinet Office<text:s/></text:span><text:span text:style-name="T45">(Olivia Burman)</text:span></text:p>
      <text:p text:style-name="P46"/>
      <text:p text:style-name="P47"/>
      <text:p text:style-name="Normal"><text:span text:style-name="T48">6)</text:span><text:span text:style-name="T49"><text:tab/></text:span><text:span text:style-name="T50">1</text:span><text:span text:style-name="T51">3:55 – 14:05:</text:span><text:span text:style-name="T52"><text:tab/>Update on Crime and Justice Transparency Board<text:s/></text:span><text:span text:style-name="T53">(Will/Emer)</text:span></text:p>
      <text:p text:style-name="P54"/>
      <text:p text:style-name="P55"/>
      <text:p text:style-name="P56"><text:span text:style-name="T57">8)</text:span><text:span text:style-name="T58"><text:tab/>14:05 – 14:50:</text:span><text:span text:style-name="T59"><text:tab/><text:s/></text:span><text:span text:style-name="T60">Discussion on Benefits of Transparency<text:s/></text:span><text:span text:style-name="T61">(Paper from Janet, Tim, Roger)</text:span></text:p>
      <text:p text:style-name="P62"/>
      <text:p text:style-name="Normal"><text:span text:style-name="T63">9)</text:span><text:span text:style-name="T64"><text:tab/>14:50 – 15:00:</text:span><text:span text:style-name="T65"><text:tab/></text:span><text:span text:style-name="T66">Any Other Business (including next meeting)</text:span></text:p>
      <text:p text:style-name="P67"/>
      <text:p text:style-name="P68"/>
      <text:p text:style-name="P69"/>
      <text:p text:style-name="P70">Local Public Data Panel Secretariat</text:p>
      <text:p text:style-name="P71">Department of Communities &amp; Local Government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in"/>
      </style:header-style>
      <style:footer-style>
        <style:header-footer-properties style:dynamic-spacing="true" fo:min-height="0.327in"/>
      </style:footer-style>
    </style:page-layout>
    <style:style style:name="P2" style:parent-style-name="Header" style:family="paragraph">
      <style:paragraph-properties fo:text-align="center"/>
    </style:style>
    <style:style style:name="T3" style:parent-style-name="DefaultParagraphFont" style:family="text">
      <style:text-properties style:font-name="Calibri" fo:color="#000000" fo:font-size="11pt" style:font-size-asian="11pt"/>
    </style:style>
    <style:style style:name="T4" style:parent-style-name="DefaultParagraphFont" style:family="text">
      <style:text-properties style:font-name="Calibri" fo:color="#000000" fo:font-size="11pt" style:font-size-asian="11pt"/>
    </style:style>
    <style:style style:name="P5" style:parent-style-name="Footer" style:family="paragraph">
      <style:paragraph-properties fo:text-align="center"/>
    </style:style>
    <style:style style:name="T6" style:parent-style-name="DefaultParagraphFont" style:family="text">
      <style:text-properties style:font-name="Calibri" fo:color="#000000" fo:font-size="11pt" style:font-size-asian="11pt"/>
    </style:style>
    <style:style style:name="T7" style:parent-style-name="DefaultParagraphFont" style:family="text">
      <style:text-properties style:font-name="Calibri" fo:color="#000000" fo:font-size="11pt" style:font-size-asian="11pt"/>
    </style:style>
  </office:automatic-styles>
  <office:master-styles>
    <style:master-page style:name="MP0" style:page-layout-name="PL0">
      <style:header>
        <text:p text:style-name="P2"><text:span text:style-name="T3"/><text:span text:style-name="T4">UNCLASSIFIED</text:span></text:p>
      </style:header>
      <style:footer>
        <text:p text:style-name="P5"><text:span text:style-name="T6"/><text:span text:style-name="T7">UNCLASSIFIE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Local Public Data Panel</dc:title>
    <meta:initial-creator>pworsfol</meta:initial-creator>
    <dc:creator>Hazel Lee</dc:creator>
    <meta:creation-date>2013-05-23T22:35:00Z</meta:creation-date>
    <dc:date>2013-05-23T22:35:00Z</dc:date>
    <meta:template xlink:href="Normal" xlink:type="simple"/>
    <meta:editing-cycles>2</meta:editing-cycles>
    <meta:editing-duration>PT120S</meta:editing-duration>
    <meta:user-defined meta:name="docIndexRef">b4f5656e-e159-48bf-a3eb-e5fe37cf5d42</meta:user-defined>
    <meta:user-defined meta:name="bjDocumentSecurityLabel">UNCLASSIFIED</meta:user-defined>
    <meta:user-defined meta:name="Document Security Label">UNCLASSIFIED</meta:user-defined>
    <meta:user-defined meta:name="bjDocumentSecurityXML">&lt;label version="1.0"&gt;&lt;element uid="id_newpolicy" value=""/&gt;&lt;element uid="id_unclassified" value=""/&gt;&lt;/label&gt;</meta:user-defined>
    <meta:user-defined meta:name="bjDocumentSecurityPolicyProp">UK</meta:user-defined>
    <meta:user-defined meta:name="bjDocumentSecurityPolicyPropID">id_newpolicy</meta:user-defined>
    <meta:user-defined meta:name="bjDocumentSecurityProp1">UNCLASSIFIED</meta:user-defined>
    <meta:user-defined meta:name="bjSecLabelProp1ID">id_unclassified</meta:user-defined>
    <meta:user-defined meta:name="bjDocumentSecurityProp2"/>
    <meta:user-defined meta:name="bjSecLabelProp2ID"/>
    <meta:user-defined meta:name="bjDocumentSecurityProp3"/>
    <meta:user-defined meta:name="bjSecLabelProp3ID"/>
    <meta:user-defined meta:name="eGMS.protectiveMarking"/>
    <meta:document-statistic meta:page-count="1" meta:paragraph-count="1" meta:word-count="111" meta:character-count="748" meta:row-count="5" meta:non-whitespace-character-count="638"/>
  </office:meta>
</office:document-meta>
</file>